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f5ae1" officeooo:paragraph-rsid="000f5ae1"/>
    </style:style>
    <style:style style:name="P2" style:family="paragraph" style:parent-style-name="Standard">
      <style:paragraph-properties fo:text-align="center" style:justify-single-word="false"/>
      <style:text-properties officeooo:rsid="000f5ae1" officeooo:paragraph-rsid="000f5ae1"/>
    </style:style>
    <style:style style:name="P3" style:family="paragraph" style:parent-style-name="Standard">
      <style:paragraph-properties fo:margin-left="0in" fo:margin-right="0in" fo:text-align="start" style:justify-single-word="false" fo:text-indent="0in" style:auto-text-indent="false"/>
      <style:text-properties fo:font-size="14pt" fo:font-weight="bold" officeooo:paragraph-rsid="0026866a" style:font-size-asian="14pt" style:font-weight-asian="bold" style:font-size-complex="14pt" style:font-weight-complex="bold"/>
    </style:style>
    <style:style style:name="P4" style:family="paragraph" style:parent-style-name="Standard">
      <style:paragraph-properties fo:margin-left="0in" fo:margin-right="0in" fo:text-align="start" style:justify-single-word="false" fo:text-indent="0in" style:auto-text-indent="false"/>
      <style:text-properties officeooo:rsid="000f5ae1" officeooo:paragraph-rsid="000f5ae1"/>
    </style:style>
    <style:style style:name="P5" style:family="paragraph" style:parent-style-name="Standard">
      <style:paragraph-properties fo:margin-left="0in" fo:margin-right="0in" fo:text-align="start" style:justify-single-word="false" fo:text-indent="0in" style:auto-text-indent="false"/>
      <style:text-properties officeooo:rsid="000f5ae1" officeooo:paragraph-rsid="0028d6c3"/>
    </style:style>
    <style:style style:name="P6" style:family="paragraph" style:parent-style-name="Standard">
      <style:paragraph-properties fo:margin-left="0in" fo:margin-right="0in" fo:text-align="start" style:justify-single-word="false" fo:text-indent="0in" style:auto-text-indent="false"/>
      <style:text-properties officeooo:rsid="003d5194" officeooo:paragraph-rsid="003d5194"/>
    </style:style>
    <style:style style:name="P7" style:family="paragraph" style:parent-style-name="Standard">
      <style:paragraph-properties fo:margin-left="0in" fo:margin-right="0in" fo:text-align="start" style:justify-single-word="false" fo:text-indent="0in" style:auto-text-indent="false"/>
      <style:text-properties officeooo:rsid="00492a39" officeooo:paragraph-rsid="00492a39"/>
    </style:style>
    <style:style style:name="P8" style:family="paragraph" style:parent-style-name="Standard">
      <style:paragraph-properties fo:margin-left="0in" fo:margin-right="0in" fo:text-align="start" style:justify-single-word="false" fo:text-indent="0in" style:auto-text-indent="false"/>
      <style:text-properties officeooo:rsid="00375ee1" officeooo:paragraph-rsid="003a94c0"/>
    </style:style>
    <style:style style:name="P9" style:family="paragraph" style:parent-style-name="Standard">
      <style:paragraph-properties fo:margin-left="0in" fo:margin-right="0in" fo:text-align="start" style:justify-single-word="false" fo:text-indent="0in" style:auto-text-indent="false"/>
      <style:text-properties officeooo:rsid="00112eb5" officeooo:paragraph-rsid="00112eb5"/>
    </style:style>
    <style:style style:name="P10" style:family="paragraph" style:parent-style-name="Standard">
      <style:paragraph-properties fo:margin-left="0in" fo:margin-right="0in" fo:text-align="start" style:justify-single-word="false" fo:text-indent="0in" style:auto-text-indent="false"/>
      <style:text-properties officeooo:rsid="00112eb5" officeooo:paragraph-rsid="00375ee1"/>
    </style:style>
    <style:style style:name="P11" style:family="paragraph" style:parent-style-name="Standard">
      <style:paragraph-properties fo:margin-left="0in" fo:margin-right="0in" fo:text-align="start" style:justify-single-word="false" fo:text-indent="0in" style:auto-text-indent="false"/>
      <style:text-properties officeooo:rsid="003a94c0" officeooo:paragraph-rsid="003a94c0"/>
    </style:style>
    <style:style style:name="P12" style:family="paragraph" style:parent-style-name="Standard">
      <style:paragraph-properties fo:margin-left="0in" fo:margin-right="0in" fo:text-align="start" style:justify-single-word="false" fo:text-indent="0in" style:auto-text-indent="false"/>
      <style:text-properties officeooo:rsid="002d25ec" officeooo:paragraph-rsid="000f5ae1"/>
    </style:style>
    <style:style style:name="P13" style:family="paragraph" style:parent-style-name="Standard">
      <style:paragraph-properties fo:margin-left="0in" fo:margin-right="0in" fo:text-align="start" style:justify-single-word="false" fo:text-indent="0in" style:auto-text-indent="false"/>
      <style:text-properties officeooo:rsid="001ac449" officeooo:paragraph-rsid="001ac449"/>
    </style:style>
    <style:style style:name="P14" style:family="paragraph" style:parent-style-name="Standard">
      <style:paragraph-properties fo:margin-left="0in" fo:margin-right="0in" fo:text-align="start" style:justify-single-word="false" fo:text-indent="0in" style:auto-text-indent="false"/>
      <style:text-properties officeooo:rsid="001ac449" officeooo:paragraph-rsid="00365261"/>
    </style:style>
    <style:style style:name="P15" style:family="paragraph" style:parent-style-name="Standard">
      <style:paragraph-properties fo:margin-left="0in" fo:margin-right="0in" fo:text-align="start" style:justify-single-word="false" fo:text-indent="0in" style:auto-text-indent="false"/>
      <style:text-properties officeooo:rsid="001b5eb3" officeooo:paragraph-rsid="001b5eb3"/>
    </style:style>
    <style:style style:name="P16" style:family="paragraph" style:parent-style-name="Standard">
      <style:paragraph-properties fo:margin-left="0in" fo:margin-right="0in" fo:text-align="start" style:justify-single-word="false" fo:text-indent="0in" style:auto-text-indent="false"/>
      <style:text-properties officeooo:rsid="0011e6e7" officeooo:paragraph-rsid="0011e6e7"/>
    </style:style>
    <style:style style:name="P17" style:family="paragraph" style:parent-style-name="Standard">
      <style:paragraph-properties fo:margin-left="0in" fo:margin-right="0in" fo:text-align="start" style:justify-single-word="false" fo:text-indent="0in" style:auto-text-indent="false"/>
      <style:text-properties officeooo:rsid="0011e6e7" officeooo:paragraph-rsid="0032ce1d"/>
    </style:style>
    <style:style style:name="P18" style:family="paragraph" style:parent-style-name="Standard">
      <style:paragraph-properties fo:margin-left="0in" fo:margin-right="0in" fo:text-align="start" style:justify-single-word="false" fo:text-indent="0in" style:auto-text-indent="false"/>
      <style:text-properties officeooo:rsid="0011e6e7" officeooo:paragraph-rsid="0040dd47"/>
    </style:style>
    <style:style style:name="P19" style:family="paragraph" style:parent-style-name="Standard">
      <style:paragraph-properties fo:margin-left="0in" fo:margin-right="0in" fo:text-align="start" style:justify-single-word="false" fo:text-indent="0in" style:auto-text-indent="false"/>
      <style:text-properties officeooo:rsid="003138a7" officeooo:paragraph-rsid="0032ce1d"/>
    </style:style>
    <style:style style:name="P20" style:family="paragraph" style:parent-style-name="Standard">
      <style:paragraph-properties fo:margin-left="0in" fo:margin-right="0in" fo:text-align="start" style:justify-single-word="false" fo:text-indent="0in" style:auto-text-indent="false"/>
      <style:text-properties fo:font-style="italic" fo:font-weight="bold" officeooo:rsid="000f5ae1" officeooo:paragraph-rsid="000f5ae1" style:font-style-asian="italic" style:font-weight-asian="bold" style:font-style-complex="italic" style:font-weight-complex="bold"/>
    </style:style>
    <style:style style:name="P21" style:family="paragraph" style:parent-style-name="Standard">
      <style:paragraph-properties fo:margin-left="0in" fo:margin-right="0in" fo:text-align="start" style:justify-single-word="false" fo:text-indent="0in" style:auto-text-indent="false"/>
      <style:text-properties officeooo:rsid="0016bc86" officeooo:paragraph-rsid="0016bc86"/>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officeooo:paragraph-rsid="00273f22"/>
    </style:style>
    <style:style style:name="P24" style:family="paragraph" style:parent-style-name="Standard">
      <style:paragraph-properties fo:margin-left="0in" fo:margin-right="0in" fo:text-align="start" style:justify-single-word="false" fo:text-indent="0in" style:auto-text-indent="false"/>
      <style:text-properties officeooo:rsid="000f5ae1" officeooo:paragraph-rsid="000f5ae1"/>
    </style:style>
    <style:style style:name="P25" style:family="paragraph" style:parent-style-name="Standard">
      <style:paragraph-properties fo:margin-left="0in" fo:margin-right="0in" fo:text-align="start" style:justify-single-word="false" fo:text-indent="0in" style:auto-text-indent="false"/>
      <style:text-properties officeooo:rsid="0019216f" officeooo:paragraph-rsid="0019216f"/>
    </style:style>
    <style:style style:name="P26" style:family="paragraph" style:parent-style-name="Text_20_body">
      <style:paragraph-properties fo:margin-left="0in" fo:margin-right="0in" fo:text-align="start" style:justify-single-word="false" fo:text-indent="0in" style:auto-text-indent="false"/>
    </style:style>
    <style:style style:name="T1" style:family="text">
      <style:text-properties officeooo:rsid="0014e408"/>
    </style:style>
    <style:style style:name="T2" style:family="text">
      <style:text-properties officeooo:rsid="0016bc86"/>
    </style:style>
    <style:style style:name="T3" style:family="text">
      <style:text-properties officeooo:rsid="0017c47f"/>
    </style:style>
    <style:style style:name="T4" style:family="text">
      <style:text-properties officeooo:rsid="0019216f"/>
    </style:style>
    <style:style style:name="T5" style:family="text">
      <style:text-properties officeooo:rsid="0021f8d4"/>
    </style:style>
    <style:style style:name="T6" style:family="text">
      <style:text-properties officeooo:rsid="002aa7f1"/>
    </style:style>
    <style:style style:name="T7" style:family="text">
      <style:text-properties officeooo:rsid="002b8200"/>
    </style:style>
    <style:style style:name="T8" style:family="text">
      <style:text-properties officeooo:rsid="003138a7"/>
    </style:style>
    <style:style style:name="T9" style:family="text">
      <style:text-properties officeooo:rsid="0033485d"/>
    </style:style>
    <style:style style:name="T10" style:family="text">
      <style:text-properties officeooo:rsid="003602f8"/>
    </style:style>
    <style:style style:name="T11" style:family="text">
      <style:text-properties officeooo:rsid="0038b094"/>
    </style:style>
    <style:style style:name="T12" style:family="text">
      <style:text-properties fo:font-weight="bold" officeooo:rsid="003138a7" style:font-weight-asian="bold" style:font-weight-complex="bold"/>
    </style:style>
    <style:style style:name="T13" style:family="text">
      <style:text-properties fo:font-weight="bold" officeooo:rsid="0017c47f" style:font-weight-asian="bold" style:font-weight-complex="bold"/>
    </style:style>
    <style:style style:name="T14" style:family="text">
      <style:text-properties fo:font-size="14pt" fo:font-weight="bold" officeooo:rsid="001e256f" style:font-size-asian="14pt" style:font-weight-asian="bold" style:font-size-complex="14pt" style:font-weight-complex="bold"/>
    </style:style>
    <style:style style:name="T15" style:family="text">
      <style:text-properties fo:font-style="italic" style:font-style-asian="italic" style:font-style-complex="italic"/>
    </style:style>
    <style:style style:name="T16" style:family="text">
      <style:text-properties fo:font-size="13pt" fo:font-style="italic" fo:font-weight="normal" officeooo:rsid="0047b95f" style:font-size-asian="13pt" style:font-style-asian="italic" style:font-weight-asian="normal" style:font-size-complex="13pt" style:font-style-complex="italic" style:font-weight-complex="normal"/>
    </style:style>
    <style:style style:name="T17" style:family="text">
      <style:text-properties officeooo:rsid="0042fed8"/>
    </style:style>
    <style:style style:name="T18" style:family="text">
      <style:text-properties officeooo:rsid="0047b95f"/>
    </style:style>
    <style:style style:name="T19" style:family="text">
      <style:text-properties officeooo:rsid="0048713f"/>
    </style:style>
    <style:style style:name="T20" style:family="text">
      <style:text-properties officeooo:rsid="004ea4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éveloppeur <text:span text:style-name="T18">informatique à la recherche d’un stage</text:span></text:p>
      <text:p text:style-name="P23"><text:span text:style-name="T14">2 jours/semaine à partir du mois de Mars ,  et temps plein de mai à fin août.</text:span><text:line-break/></text:p>
      <text:p text:style-name="P22"/>
      <text:p text:style-name="P4">Paulius </text:p>
      <text:p text:style-name="P6">MICKUNAS</text:p>
      <text:p text:style-name="P7">Anglais bilingue</text:p>
      <text:p text:style-name="P6">tel: 06 58 58 07 27</text:p>
      <text:p text:style-name="P6">e-mail : pauliusmick@yahoo.com</text:p>
      <text:p text:style-name="P4"/>
      <text:p text:style-name="P4">5 rue de la source 75016 PARIS</text:p>
      <text:p text:style-name="P4"/>
      <text:p text:style-name="P4"/>
      <text:p text:style-name="P8"><text:tab/>Étudiant <text:s/>a Sorbonne université en Informatique, je suis une personne symphatique et bienveillante. Etant un esprit curieux et créatif, je suis très passioné non seulement par le domaine de l’informatique et les sciences de manière génerale, mais aussi par la musique en théorie et en pratique. Ce coté artistique de ma personnalité me confie des perspectifs différentes, ce qui me permet de résoudre les problèmes plus efficacement, tout en restant sérieux dans mon travail: la ponctualité et la rigueur sont des qualitées fondamentales que je possède. J’ai beaucoup voyager lors de ma vie, ce qui m’as permis de maitriser parfaitment trois langue , non seulement à l’oral mais aussi à l’écrit.( EN, FR , LT). Je suis <text:s/>innovative, et toujours ouverts aux nouvelles idéé -je suis là pour un futur meilleur.</text:p>
      <text:p text:style-name="P10"><text:tab/></text:p>
      <text:p text:style-name="P4"/>
      <text:p text:style-name="P4"/>
      <text:p text:style-name="P4"/>
      <text:p text:style-name="P11"><text:span text:style-name="T16">Formation</text:span>:</text:p>
      <text:p text:style-name="P11"/>
      <text:p text:style-name="P11">-2018 : <text:span text:style-name="T18">Baccalauréat </text:span>S « <text:span text:style-name="T15">mention BIEN</text:span> » au lycée « Ecole Internationale Bilingue , EIB» </text:p>
      <text:p text:style-name="P11">-2018 - à Présent : License d’Informatique, parcours DANT( complémentaire Métier) à Sorbonne Univeristé, couramment en <text:span text:style-name="T17">deux</text:span>ième année. </text:p>
      <text:p text:style-name="P4"/>
      <text:p text:style-name="P4"/>
      <text:p text:style-name="P12">Centres d’intérêt : </text:p>
      <text:p text:style-name="P4"/>
      <text:p text:style-name="P25">-La musique : composition, improvisation Jazz, </text:p>
      <text:p text:style-name="P25">-Culture : visite d’exposition  <text:span text:style-name="T5">d’art, diverse musée</text:span></text:p>
      <text:p text:style-name="P25">-<text:span text:style-name="T10">Internationale : je voyage beaucoup, j’ai vécu dans plusieurs pays lors de ma vie , en particulier la voyages</text:span></text:p>
      <text:p text:style-name="P26"><text:tab/><text:tab/><text:tab/>: <text:span text:style-name="T10">biologie, chimie  , mécanique...</text:span></text:p>
      <text:p text:style-name="P4"/>
      <text:p text:style-name="P4"/>
      <text:p text:style-name="P13">Langues :,</text:p>
      <text:p text:style-name="P13">Anglais(<text:span text:style-name="T19">bilingue</text:span>), </text:p>
      <text:p text:style-name="P14">Lituanien (maternelle) ,</text:p>
      <text:p text:style-name="P15">Espanol(interm<text:span text:style-name="T8">é</text:span>diaire), </text:p>
      <text:p text:style-name="P15">Italien(Scolaire )</text:p>
      <text:p text:style-name="P4"/>
      <text:p text:style-name="P4"/>
      <text:p text:style-name="P4"/>
      <text:p text:style-name="P4"/>
      <text:p text:style-name="P4"><text:soft-page-break/></text:p>
      <text:p text:style-name="P4"/>
      <text:p text:style-name="P4"/>
      <text:p text:style-name="P4"/>
      <text:p text:style-name="P16"/>
      <text:p text:style-name="P16"/>
      <text:p text:style-name="P16"><text:tab/><text:span text:style-name="T8">Expériences profesionelles : </text:span></text:p>
      <text:p text:style-name="P16">-<text:span text:style-name="T20">Stage à Radio France en 2014, création et mise en place d’une playlist sur le net. </text:span></text:p>
      <text:p text:style-name="P17">- <text:span text:style-name="T8">nomination et participation au projet « Parabole » en 2017,en colaboration avec </text:span><text:span text:style-name="T12">l’ENS</text:span><text:span text:style-name="T8"> et le </text:span><text:span text:style-name="T12">CNRS</text:span><text:span text:style-name="T8">, mise en place de 3 expériences puis réalisation en conditions d’apesanteur grâce aux vols paraboliques au centre spatiale de Bordeaux.</text:span></text:p>
      <text:p text:style-name="P17">-<text:span text:style-name="T9">Première place au concour de photo au lycée en première( fabrication d’un apareil photo, puis réalisation de photo avec)</text:span></text:p>
      <text:p text:style-name="P19">- <text:span text:style-name="T9">Multiples concerts de Jazz à Paris et à Vilnius.</text:span></text:p>
      <text:p text:style-name="P19"/>
      <text:p text:style-name="P16"><text:tab/></text:p>
      <text:p text:style-name="P18">Projets Réaliser :</text:p>
      <text:p text:style-name="P18"/>
      <text:p text:style-name="P18">Création de MétroBuilder – projet en java simulation d’un système de métro d’une ville <text:span text:style-name="T7">(responsable du projet)</text:span></text:p>
      <text:p text:style-name="P18">Création d’un site web dédié aux fractales <text:span text:style-name="T11">(FraDant) 2019-2020</text:span></text:p>
      <text:p text:style-name="P18"/>
      <text:p text:style-name="P16"/>
      <text:p text:style-name="P9"><text:span text:style-name="T4">Compétences</text:span> :</text:p>
      <text:p text:style-name="P9"/>
      <text:p text:style-name="P5">-Web : <text:span text:style-name="T9">Front-end(</text:span> <text:span text:style-name="T13">CSS, HTML , JAVASCRIPT</text:span><text:span text:style-name="T3">) and back-end (Node.js)</text:span></text:p>
      <text:p text:style-name="P20">-Java</text:p>
      <text:p text:style-name="P4">-C <text:span text:style-name="T2">avancé</text:span></text:p>
      <text:p text:style-name="P21">-Administration </text:p>
      <text:p text:style-name="P21">-Systèmes Opérationels <text:span text:style-name="T6">(SE)</text:span></text:p>
      <text:p text:style-name="P4"><text:span text:style-name="T1">-Programation fonctionel : </text:span>Ocaml </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5:23:10.282345767</meta:creation-date>
    <dc:date>2020-01-10T15:44:22.945127730</dc:date>
    <meta:editing-duration>P1DT23H1M5S</meta:editing-duration>
    <meta:editing-cycles>56</meta:editing-cycles>
    <meta:generator>LibreOffice/6.0.7.3$Linux_X86_64 LibreOffice_project/00m0$Build-3</meta:generator>
    <meta:document-statistic meta:table-count="0" meta:image-count="0" meta:object-count="0" meta:page-count="2" meta:paragraph-count="39" meta:word-count="395" meta:character-count="2518" meta:non-whitespace-character-count="2135"/>
  </office:meta>
</office:document-meta>
</file>